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 table:number-rows-repeated="24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7">
            <text:p>2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7">
            <text:p>27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52">
            <text:p>4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02:27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05T02:27:57</dc:date>
    <meta:editing-duration>PT01H28M56S</meta:editing-duration>
    <meta:editing-cycles>114</meta:editing-cycles>
    <meta:generator>OpenOffice.org/3.2$Unix OpenOffice.org_project/320m12$Build-9483</meta:generator>
    <dc:creator>david </dc:creator>
    <meta:document-statistic meta:table-count="5" meta:cell-count="337" meta:object-count="0"/>
  </office:meta>
</office:document-meta>
</file>